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loext:contextual-spacing="false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You said:</text:h>
      <text:p text:style-name="Text_20_body">install opencv 4.2 and contrib in ubantu linux</text:p>
      <text:h text:style-name="Heading_20_6" text:outline-level="6">ChatGPT said:</text:h>
      <text:p text:style-name="Text_20_body">To install <text:span text:style-name="Strong_20_Emphasis">OpenCV 4.2</text:span> with the <text:span text:style-name="Strong_20_Emphasis">contrib modules</text:span> on <text:span text:style-name="Strong_20_Emphasis">Ubuntu Linux</text:span>, follow these steps. This process compiles OpenCV from source, which gives you full flexibility and access to all contrib modules.</text:p>
      <text:p text:style-name="Horizontal_20_Line"/>
      <text:h text:style-name="Heading_20_3" text:outline-level="3">✅ Step-by-Step Installation of OpenCV 4.2 + Contrib on Ubuntu</text:h>
      <text:h text:style-name="Heading_20_4" text:outline-level="4"><text:span text:style-name="Strong_20_Emphasis">1. Install Dependencies</text:span></text:h>
      <text:p text:style-name="Preformatted_20_Text">bash</text:p>
      <text:p text:style-name="Preformatted_20_Text">CopyEdit</text:p>
      <text:p text:style-name="P3"><text:span text:style-name="Source_20_Text">sudo apt update</text:span></text:p>
      <text:p text:style-name="P3"><text:span text:style-name="Source_20_Text">sudo apt install -y build-essential cmake git pkg-config libgtk-3-dev \</text:span></text:p>
      <text:p text:style-name="P3"><text:span text:style-name="Source_20_Text"><text:s text:c="4"/>libavcodec-dev libavformat-dev libswscale-dev libv4l-dev \</text:span></text:p>
      <text:p text:style-name="P3"><text:span text:style-name="Source_20_Text"><text:s text:c="4"/>libxvidcore-dev libx264-dev libjpeg-dev libpng-dev libtiff-dev \</text:span></text:p>
      <text:p text:style-name="P3"><text:span text:style-name="Source_20_Text"><text:s text:c="4"/>gfortran openexr libatlas-base-dev python3-dev python3-numpy \</text:span></text:p>
      <text:p text:style-name="P4"><text:span text:style-name="Source_20_Text"><text:s text:c="4"/>libtbb2 libtbb-dev libdc1394-22-dev</text:span></text:p>
      <text:h text:style-name="Heading_20_4" text:outline-level="4"><text:span text:style-name="Strong_20_Emphasis">2. Clone OpenCV and OpenCV-Contrib (v4.2.0)</text:span></text:h>
      <text:p text:style-name="Preformatted_20_Text">bash</text:p>
      <text:p text:style-name="Preformatted_20_Text">CopyEdit</text:p>
      <text:p text:style-name="P3"><text:span text:style-name="Source_20_Text">cd ~</text:span></text:p>
      <text:p text:style-name="P3"><text:span text:style-name="Source_20_Text">git clone -b 4.2.0 https://github.com/opencv/opencv.git</text:span></text:p>
      <text:p text:style-name="P4"><text:span text:style-name="Source_20_Text">git clone -b 4.2.0 https://github.com/opencv/opencv_contrib.git</text:span></text:p>
      <text:h text:style-name="Heading_20_4" text:outline-level="4"><text:span text:style-name="Strong_20_Emphasis">3. Create Build Directory</text:span></text:h>
      <text:p text:style-name="Preformatted_20_Text">bash</text:p>
      <text:p text:style-name="Preformatted_20_Text">CopyEdit</text:p>
      <text:p text:style-name="P3"><text:span text:style-name="Source_20_Text">cd ~/opencv</text:span></text:p>
      <text:p text:style-name="P3"><text:span text:style-name="Source_20_Text">mkdir build</text:span></text:p>
      <text:p text:style-name="P4"><text:span text:style-name="Source_20_Text">cd build</text:span></text:p>
      <text:h text:style-name="Heading_20_4" text:outline-level="4"><text:span text:style-name="Strong_20_Emphasis">4. Configure with CMake</text:span></text:h>
      <text:p text:style-name="Preformatted_20_Text">bash</text:p>
      <text:p text:style-name="Preformatted_20_Text">CopyEdit</text:p>
      <text:p text:style-name="P3"><text:span text:style-name="Source_20_Text">cmake -D CMAKE_BUILD_TYPE=Release \</text:span></text:p>
      <text:p text:style-name="P3"><text:span text:style-name="Source_20_Text"><text:s text:c="6"/>-D CMAKE_INSTALL_PREFIX=/usr/local \</text:span></text:p>
      <text:p text:style-name="P3"><text:span text:style-name="Source_20_Text"><text:s text:c="6"/>-D OPENCV_EXTRA_MODULES_PATH=~/opencv_contrib/modules \</text:span></text:p>
      <text:p text:style-name="P4"><text:span text:style-name="Source_20_Text"><text:s text:c="6"/>-D BUILD_EXAMPLES=ON ..</text:span></text:p>
      <text:h text:style-name="Heading_20_4" text:outline-level="4"><text:span text:style-name="Strong_20_Emphasis">5. Compile (This may take 20–90 minutes)</text:span></text:h>
      <text:p text:style-name="Text_20_body">Use <text:span text:style-name="Source_20_Text">-j</text:span> with number of CPU cores, e.g., <text:span text:style-name="Source_20_Text">-j$(nproc)</text:span></text:p>
      <text:p text:style-name="Preformatted_20_Text">bash</text:p>
      <text:p text:style-name="Preformatted_20_Text">CopyEdit</text:p>
      <text:p text:style-name="P4"><text:span text:style-name="Source_20_Text">make -j$(nproc)</text:span></text:p>
      <text:h text:style-name="Heading_20_4" text:outline-level="4"><text:soft-page-break/><text:span text:style-name="Strong_20_Emphasis">6. Install</text:span></text:h>
      <text:p text:style-name="Preformatted_20_Text">bash</text:p>
      <text:p text:style-name="Preformatted_20_Text">CopyEdit</text:p>
      <text:p text:style-name="P3"><text:span text:style-name="Source_20_Text">sudo make install</text:span></text:p>
      <text:p text:style-name="P4"><text:span text:style-name="Source_20_Text">sudo ldconfig</text:span></text:p>
      <text:h text:style-name="Heading_20_4" text:outline-level="4"><text:span text:style-name="Strong_20_Emphasis">7. Verify Installation</text:span></text:h>
      <text:p text:style-name="Text_20_body">Check version with Python:</text:p>
      <text:p text:style-name="Preformatted_20_Text">bash</text:p>
      <text:p text:style-name="Preformatted_20_Text">CopyEdit</text:p>
      <text:p text:style-name="P4"><text:span text:style-name="Source_20_Text">python3 -c "import cv2; print(cv2.__version__)"</text:span></text:p>
      <text:p text:style-name="Text_20_body">It should show <text:span text:style-name="Source_20_Text">4.2.0</text:span>.</text:p>
      <text:p text:style-name="Horizontal_20_Line"/>
      <text:p text:style-name="Text_20_body">Would you like help setting up a Python virtual environment with OpenCV 4.2 too?</text:p>
      <text:p text:style-name="Text_20_body">4o</text:p>
      <text:h text:style-name="Heading_20_5" text:outline-level="5">You said:</text:h>
      <text:p text:style-name="Text_20_body">cmake -D CMAKE_BUILD_TYPE=Release \ -D CMAKE_INSTALL_PREFIX=/usr/local \ -D OPENCV_EXTRA_MODULES_PATH=~/opencv_contrib/modules \ -D BUILD_EXAMPLES=ON .. complie wit gpu</text:p>
      <text:h text:style-name="Heading_20_6" text:outline-level="6">ChatGPT said:</text:h>
      <text:p text:style-name="Text_20_body">To compile <text:span text:style-name="Strong_20_Emphasis">OpenCV 4.2</text:span> with <text:span text:style-name="Strong_20_Emphasis">GPU (CUDA) support</text:span>, you need to make sure your system has:</text:p>
      <text:list xml:id="list977913840" text:style-name="L1">
        <text:list-item>
          <text:p text:style-name="P1">An NVIDIA GPU</text:p>
        </text:list-item>
        <text:list-item>
          <text:p text:style-name="P1">CUDA and cuDNN installed</text:p>
        </text:list-item>
        <text:list-item>
          <text:p text:style-name="P1">Correct version compatibility between OpenCV 4.2, CUDA, and your NVIDIA driver</text:p>
        </text:list-item>
      </text:list>
      <text:p text:style-name="Horizontal_20_Line"/>
      <text:h text:style-name="Heading_20_3" text:outline-level="3">✅ Update CMake Command for GPU (CUDA) Support</text:h>
      <text:p text:style-name="Text_20_body">Here’s the modified <text:span text:style-name="Source_20_Text">cmake</text:span> command:</text:p>
      <text:p text:style-name="Preformatted_20_Text">bash</text:p>
      <text:p text:style-name="Preformatted_20_Text">CopyEdit</text:p>
      <text:p text:style-name="P3"><text:span text:style-name="Source_20_Text">cmake -D CMAKE_BUILD_TYPE=Release \</text:span></text:p>
      <text:p text:style-name="P3"><text:span text:style-name="Source_20_Text"><text:s text:c="6"/>-D CMAKE_INSTALL_PREFIX=/usr/local \</text:span></text:p>
      <text:p text:style-name="P3"><text:span text:style-name="Source_20_Text"><text:s text:c="6"/>-D OPENCV_EXTRA_MODULES_PATH=~/opencv_contrib/modules \</text:span></text:p>
      <text:p text:style-name="P3"><text:span text:style-name="Source_20_Text"><text:s text:c="6"/>-D WITH_CUDA=ON \</text:span></text:p>
      <text:p text:style-name="P3"><text:span text:style-name="Source_20_Text"><text:s text:c="6"/>-D ENABLE_FAST_MATH=1 \</text:span></text:p>
      <text:p text:style-name="P3"><text:span text:style-name="Source_20_Text"><text:s text:c="6"/>-D CUDA_FAST_MATH=1 \</text:span></text:p>
      <text:p text:style-name="P3"><text:span text:style-name="Source_20_Text"><text:s text:c="6"/>-D WITH_CUBLAS=1 \</text:span></text:p>
      <text:p text:style-name="P3"><text:span text:style-name="Source_20_Text"><text:s text:c="6"/>-D OPENCV_DNN_CUDA=ON \</text:span></text:p>
      <text:p text:style-name="P4"><text:span text:style-name="Source_20_Text"><text:s text:c="6"/>-D BUILD_EXAMPLES=ON ..</text:span></text:p>
      <text:p text:style-name="Horizontal_20_Line"/>
      <text:h text:style-name="Heading_20_3" text:outline-level="3"><text:soft-page-break/>🛠 Additional Setup Steps</text:h>
      <text:h text:style-name="Heading_20_4" text:outline-level="4"><text:span text:style-name="Strong_20_Emphasis">1. Install CUDA and cuDNN</text:span></text:h>
      <text:p text:style-name="Text_20_body">If you haven’t already:</text:p>
      <text:p text:style-name="Preformatted_20_Text">bash</text:p>
      <text:p text:style-name="Preformatted_20_Text">CopyEdit</text:p>
      <text:p text:style-name="P4"><text:span text:style-name="Source_20_Text">sudo apt install nvidia-cuda-toolkit</text:span></text:p>
      <text:p text:style-name="Quotations">⚠️ However, it's better to install CUDA and cuDNN directly from NVIDIA’s website to match your GPU.</text:p>
      <text:h text:style-name="Heading_20_4" text:outline-level="4"><text:span text:style-name="Strong_20_Emphasis">2. Check CUDA Availability</text:span></text:h>
      <text:p text:style-name="Text_20_body">After installing, verify:</text:p>
      <text:p text:style-name="Preformatted_20_Text">bash</text:p>
      <text:p text:style-name="Preformatted_20_Text">CopyEdit</text:p>
      <text:p text:style-name="P4"><text:span text:style-name="Source_20_Text">nvcc --version</text:span></text:p>
      <text:p text:style-name="Text_20_body">Make sure it's detected correctly.</text:p>
      <text:h text:style-name="Heading_20_4" text:outline-level="4"><text:span text:style-name="Strong_20_Emphasis">3. Optional: Set Compute Capability</text:span></text:h>
      <text:p text:style-name="Text_20_body">To optimize for your GPU, add:</text:p>
      <text:p text:style-name="Preformatted_20_Text">bash</text:p>
      <text:p text:style-name="Preformatted_20_Text">CopyEdit</text:p>
      <text:p text:style-name="P4"><text:span text:style-name="Source_20_Text">-D CUDA_ARCH_BIN="7.5" \</text:span></text:p>
      <text:p text:style-name="Text_20_body">Replace <text:span text:style-name="Source_20_Text">7.5</text:span> with your GPU's compute capability (<text:a xlink:type="simple" xlink:href="https://developer.nvidia.com/cuda-gpus" office:target-frame-name="_new" xlink:show="replace" text:style-name="Internet_20_link" text:visited-style-name="Visited_20_Internet_20_Link">check here</text:a>).</text:p>
      <text:p text:style-name="Text_20_body">Example:</text:p>
      <text:p text:style-name="Preformatted_20_Text">bash</text:p>
      <text:p text:style-name="Preformatted_20_Text">CopyEdit</text:p>
      <text:p text:style-name="P4"><text:span text:style-name="Source_20_Text">-D CUDA_ARCH_BIN="6.1" <text:s/># For GTX 1050 Ti</text:span></text:p>
      <text:p text:style-name="Horizontal_20_Line"/>
      <text:h text:style-name="Heading_20_3" text:outline-level="3">✅ After CMake:</text:h>
      <text:p text:style-name="Preformatted_20_Text">bash</text:p>
      <text:p text:style-name="Preformatted_20_Text">CopyEdit</text:p>
      <text:p text:style-name="P3"><text:span text:style-name="Source_20_Text">make -j$(nproc)</text:span></text:p>
      <text:p text:style-name="P3"><text:span text:style-name="Source_20_Text">sudo make install</text:span></text:p>
      <text:p text:style-name="P4"><text:span text:style-name="Source_20_Text">sudo ldconfig</text:span></text:p>
      <text:h text:style-name="Heading_20_3" text:outline-level="3">🔍 Test CUDA in OpenCV</text:h>
      <text:p text:style-name="Preformatted_20_Text">python</text:p>
      <text:p text:style-name="Preformatted_20_Text">CopyEdit</text:p>
      <text:p text:style-name="P3"><text:span text:style-name="Source_20_Text">import cv2</text:span></text:p>
      <text:p text:style-name="P4"><text:span text:style-name="Source_20_Text">print(cv2.getBuildInformation())</text:span></text:p>
      <text:p text:style-name="Text_20_body">Look for:</text:p>
      <text:list xml:id="list691034192" text:style-name="L2">
        <text:list-item>
          <text:p text:style-name="P2"><text:span text:style-name="Source_20_Text">CUDA</text:span> = YES</text:p>
        </text:list-item>
        <text:list-item>
          <text:p text:style-name="P2"><text:soft-page-break/><text:span text:style-name="Source_20_Text">cuDNN</text:span> = YES (if used)</text:p>
        </text:list-item>
        <text:list-item>
          <text:p text:style-name="P2"><text:span text:style-name="Source_20_Text">NVIDIA GPU arch</text:span> = present</text:p>
        </text:list-item>
      </text:list>
      <text:p text:style-name="Text_20_body">Would you like help verifying if your GPU is compatible with CUDA and OpenCV 4.2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6T10:05:27.117066767</meta:creation-date>
    <dc:date>2025-05-06T10:06:16.652923258</dc:date>
    <meta:editing-duration>PT27S</meta:editing-duration>
    <meta:editing-cycles>1</meta:editing-cycles>
    <meta:document-statistic meta:table-count="0" meta:image-count="0" meta:object-count="0" meta:page-count="4" meta:paragraph-count="110" meta:word-count="448" meta:character-count="3133" meta:non-whitespace-character-count="2720"/>
    <meta:generator>LibreOffice/6.0.7.3$Linux_X86_64 LibreOffice_project/00m0$Build-3</meta:generator>
  </office:meta>
</office:document-meta>
</file>